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Futura Lt BT" officeooo:rsid="0032fd24" officeooo:paragraph-rsid="0018240a"/>
    </style:style>
    <style:style style:name="P2" style:family="paragraph" style:parent-style-name="_5f_3_5f_l">
      <style:text-properties officeooo:paragraph-rsid="0018240a"/>
    </style:style>
    <style:style style:name="P3" style:family="paragraph" style:parent-style-name="_5f_3_5f_l">
      <style:text-properties officeooo:paragraph-rsid="001a64ab"/>
    </style:style>
    <style:style style:name="P4" style:family="paragraph" style:parent-style-name="_5f_3_5f_l">
      <style:text-properties officeooo:paragraph-rsid="001dd27e"/>
    </style:style>
    <style:style style:name="P5" style:family="paragraph" style:parent-style-name="pb">
      <style:text-properties officeooo:paragraph-rsid="0018240a"/>
    </style:style>
    <style:style style:name="P6" style:family="paragraph" style:parent-style-name="pb">
      <style:paragraph-properties fo:break-before="page"/>
      <style:text-properties officeooo:paragraph-rsid="0018240a"/>
    </style:style>
    <style:style style:name="P7" style:family="paragraph" style:parent-style-name="_5f_3_5f_head">
      <style:text-properties officeooo:paragraph-rsid="0018240a"/>
    </style:style>
    <style:style style:name="P8" style:family="paragraph" style:parent-style-name="Footnote">
      <style:text-properties officeooo:rsid="0022e982" officeooo:paragraph-rsid="0022e982"/>
    </style:style>
    <style:style style:name="P9" style:family="paragraph" style:parent-style-name="Footnote">
      <style:text-properties officeooo:rsid="00257245" officeooo:paragraph-rsid="00257245"/>
    </style:style>
    <style:style style:name="P10" style:family="paragraph" style:parent-style-name="Footnote">
      <style:text-properties officeooo:rsid="00293d91" officeooo:paragraph-rsid="00293d91"/>
    </style:style>
    <style:style style:name="P11" style:family="paragraph" style:parent-style-name="_5f_3_5f_l">
      <style:text-properties officeooo:paragraph-rsid="0023b6f0"/>
    </style:style>
    <style:style style:name="P12" style:family="paragraph" style:parent-style-name="_5f_3_5f_l">
      <style:text-properties officeooo:paragraph-rsid="0024e05e"/>
    </style:style>
    <style:style style:name="P13" style:family="paragraph" style:parent-style-name="_5f_3_5f_l">
      <style:text-properties officeooo:paragraph-rsid="00257245"/>
    </style:style>
    <style:style style:name="P14" style:family="paragraph" style:parent-style-name="_5f_3_5f_l">
      <style:text-properties officeooo:paragraph-rsid="0027a639"/>
    </style:style>
    <style:style style:name="T1" style:family="text">
      <style:text-properties officeooo:rsid="0021da2c"/>
    </style:style>
    <style:style style:name="T2" style:family="text">
      <style:text-properties style:font-style-asian="normal" style:font-style-complex="normal"/>
    </style:style>
    <style:style style:name="T3" style:family="text">
      <style:text-properties officeooo:rsid="004342ac" style:font-style-asian="normal" style:font-style-complex="normal"/>
    </style:style>
    <style:style style:name="T4" style:family="text">
      <style:text-properties officeooo:rsid="001dd27e" style:font-style-asian="normal" style:font-style-complex="normal"/>
    </style:style>
    <style:style style:name="T5" style:family="text">
      <style:text-properties officeooo:rsid="002642cb" style:font-style-asian="normal" style:font-style-complex="normal"/>
    </style:style>
    <style:style style:name="T6" style:family="text">
      <style:text-properties style:font-name="Futura Lt BT"/>
    </style:style>
    <style:style style:name="T7" style:family="text">
      <style:text-properties style:font-name="Futura Lt BT" officeooo:rsid="0021b789"/>
    </style:style>
    <style:style style:name="T8" style:family="text">
      <style:text-properties style:font-name="Futura Lt BT" officeooo:rsid="001d13e5"/>
    </style:style>
    <style:style style:name="T9" style:family="text">
      <style:text-properties style:font-name="Futura Lt BT" officeooo:rsid="000f0c99"/>
    </style:style>
    <style:style style:name="T10" style:family="text">
      <style:text-properties style:font-name="Futura Lt BT" officeooo:rsid="007fab50"/>
    </style:style>
    <style:style style:name="T11" style:family="text">
      <style:text-properties style:font-name="Futura Lt BT" fo:font-style="normal" officeooo:rsid="008f3814" style:font-style-asian="normal" style:font-style-complex="normal"/>
    </style:style>
    <style:style style:name="T12" style:family="text">
      <style:text-properties style:font-name="Futura Lt BT" fo:font-style="normal" officeooo:rsid="001c0b27" style:font-style-asian="normal" style:font-style-complex="normal"/>
    </style:style>
    <style:style style:name="T13" style:family="text">
      <style:text-properties officeooo:rsid="0045a742"/>
    </style:style>
    <style:style style:name="T14" style:family="text">
      <style:text-properties officeooo:rsid="0036b5c9"/>
    </style:style>
    <style:style style:name="T15" style:family="text">
      <style:text-properties officeooo:rsid="0039faaa"/>
    </style:style>
    <style:style style:name="T16" style:family="text">
      <style:text-properties officeooo:rsid="0048ae87"/>
    </style:style>
    <style:style style:name="T17" style:family="text">
      <style:text-properties officeooo:rsid="004aa6fc"/>
    </style:style>
    <style:style style:name="T18" style:family="text">
      <style:text-properties officeooo:rsid="00414d67"/>
    </style:style>
    <style:style style:name="T19" style:family="text">
      <style:text-properties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officeooo:rsid="0050b5df"/>
    </style:style>
    <style:style style:name="T22" style:family="text">
      <style:text-properties officeooo:rsid="001a4823"/>
    </style:style>
    <style:style style:name="T23" style:family="text">
      <style:text-properties officeooo:rsid="0022e982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32pt" officeooo:rsid="0022e982" style:font-size-asian="32pt" style:font-size-complex="32pt"/>
    </style:style>
    <style:style style:name="T26" style:family="text">
      <style:text-properties fo:font-size="32pt" style:text-underline-style="solid" style:text-underline-width="auto" style:text-underline-color="font-color" officeooo:rsid="0022e982" style:font-size-asian="32pt" style:font-size-complex="32p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23b6f0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23b6f0" style:font-style-asian="italic" style:font-style-complex="italic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style:text-underline-style="none"/>
    </style:style>
    <style:style style:name="T33" style:family="text">
      <style:text-properties officeooo:rsid="0027a6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30</text:p>
      <text:p text:style-name="P7">Filaj <text:span text:style-name="seg.amenuisement_5f_voyelle_5f_2_5f_orig">e</text:span><text:span text:style-name="seg.amenuisement_5f_voyelle_5f_2_5f_reg"><text:span text:style-name="T1">a</text:span></text:span> vo !</text:p>
      <text:p text:style-name="P1">&lt;lg&gt;</text:p>
      <text:p text:style-name="P11">Filaj <text:span text:style-name="seg.amenuisement_5f_voyelle_5f_2_5f_orig">e</text:span><text:span text:style-name="seg.amenuisement_5f_voyelle_5f_2_5f_reg"><text:span text:style-name="T1">a</text:span></text:span> vo ! D<text:span text:style-name="seg.diphtongaison_5f_2_5f_orig"><text:span text:style-name="T2">ei</text:span></text:span><text:span text:style-name="seg.diphtongaison_5f_2_5f_reg"><text:span text:style-name="T2">eue</text:span></text:span><text:span text:style-name="T2">t</text:span> d'<text:span text:style-name="seg.amuissement_5f_consonne_5f_1_5f_reg">h</text:span>or gw<text:span text:style-name="seg.signes_5f_diacritiques_5f_2_5f_orig"><text:span text:style-name="T6">é</text:span></text:span><text:span text:style-name="seg.signes-diacritiques_5f_2_5f_reg"><text:span text:style-name="T7">e</text:span></text:span>le<text:span text:style-name="seg.voisement_5f_2_5f_orig"><text:span text:style-name="T6">d</text:span></text:span><text:span text:style-name="seg.voisement_5f_2_5f_reg"><text:span text:style-name="T6">t</text:span></text:span>, </text:p>
      <text:p text:style-name="P12"><text:span text:style-name="T32">M</text:span><text:span text:style-name="seg.amenuisement_5f_voyelle_5f_2_5f_orig">e</text:span><text:span text:style-name="seg.amenuisement_5f_voyelle_5f_2_5f_reg"><text:span text:style-name="T1">a</text:span></text:span><text:span text:style-name="seg.amuissement_5f_consonne_5f_1_5f_orig"><text:span text:style-name="T32">n</text:span></text:span> dous, kent mone<text:span text:style-name="seg.voisement_5f_2_5f_orig"><text:span text:style-name="T6">d</text:span></text:span><text:span text:style-name="seg.voisement_5f_2_5f_reg"><text:span text:style-name="T6">t</text:span></text:span> d<text:span text:style-name="seg.amenuisement_5f_voyelle_5f_2_5f_orig">e</text:span><text:span text:style-name="seg.amenuisement_5f_voyelle_5f_2_5f_reg"><text:span text:style-name="T1">a</text:span></text:span> gouske<text:span text:style-name="seg.voisement_5f_2_5f_orig"><text:span text:style-name="T6">d</text:span></text:span><text:span text:style-name="seg.voisement_5f_2_5f_reg"><text:span text:style-name="T6">t</text:span></text:span> :</text:p>
      <text:p text:style-name="P2"><text:span text:style-name="seg.signes_5f_diacritiques_5f_2_5f_orig">É</text:span><text:span text:style-name="seg.signes-diacritiques_5f_2_5f_reg"><text:span text:style-name="T13">E</text:span></text:span>ma<text:span text:style-name="seg.amuissement_5f_consonne_5f_1_5f_reg">ñ</text:span> ho l<text:span text:style-name="seg.signes_5f_diacritiques_5f_2_5f_orig"><text:span text:style-name="T6">é</text:span></text:span><text:span text:style-name="seg.signes-diacritiques_5f_2_5f_reg"><text:span text:style-name="T7">e</text:span></text:span><text:span text:style-name="seg.trigramme_5f_diacritique_5f_2_5f_orig"><text:span text:style-name="T8">h</text:span></text:span><text:span text:style-name="seg.trigramme_5f_diacritique_5f_2_5f_reg"><text:span text:style-name="T6">c’h</text:span></text:span> do<text:span text:style-name="seg.trigramme_5f_diacritique_5f_2_5f_orig"><text:span text:style-name="T8">h</text:span></text:span><text:span text:style-name="seg.trigramme_5f_diacritique_5f_2_5f_reg"><text:span text:style-name="T6">c’h</text:span></text:span> en o<text:span text:style-name="seg.amenuisement_5f_voyelle_5f_2_5f_orig">è</text:span><text:span text:style-name="seg.amenuisement_5f_voyelle_5f_2_5f_reg"><text:span text:style-name="T14">a</text:span></text:span>led.</text:p>
      <text:p text:style-name="P1">&lt;/lg&gt;&lt;lg&gt;</text:p>
      <text:p text:style-name="P11">Filaj <text:span text:style-name="seg.amenuisement_5f_voyelle_5f_2_5f_orig"><text:span text:style-name="T23">e</text:span></text:span><text:span text:style-name="seg.amenuisement_5f_voyelle_5f_2_5f_reg"><text:span text:style-name="T1">a</text:span></text:span> vo ! Bra<text:span text:style-name="seg.lettre_5f_ramiste_5f_2_5f_orig">ù</text:span><text:span text:style-name="seg.lettre_5f_ramiste_5f_2_5f_reg">v</text:span> <text:span text:style-name="pc.elision_5f_1_5f_reg">‘</text:span>ar ho tous,</text:p>
      <text:p text:style-name="P2"><text:span text:style-name="seg.trigramme_5f_diacritique_5f_2_5f_orig">H</text:span><text:span text:style-name="seg.trigramme_5f_diacritique_5f_2_5f_reg">C’h</text:span>wi vrochenno ho <text:span text:style-name="T13">l</text:span>o<text:span text:style-name="seg.amuissement_5f_voyelle_5f_1_5f_reg">e</text:span>r gloan rou<text:span text:style-name="seg.voisement_5f_2_5f_orig">z</text:span><text:span text:style-name="seg.voisement_5f_2_5f_reg">s</text:span>,</text:p>
      <text:p text:style-name="P2">'Pad ma v<text:span text:style-name="seg.monophtongaison_5f_2_5f_orig"><text:span text:style-name="T6">ei</text:span></text:span><text:span text:style-name="seg.monophtongaison_5f_2_5f_reg"><text:span text:style-name="T7">i</text:span></text:span>n-m<text:span text:style-name="seg.signes_5f_diacritiques_5f_2_5f_orig"><text:span text:style-name="T6">é</text:span></text:span><text:span text:style-name="seg.signes-diacritiques_5f_2_5f_reg"><text:span text:style-name="T7">e</text:span></text:span> <text:span text:style-name="T6">é</text:span><text:span text:style-name="T20"> kandenn plouz</text:span><text:span text:style-name="T20"><text:note text:id="ftn0" text:note-class="footnote"><text:note-citation>1</text:note-citation><text:note-body><text:p text:style-name="P8"><text:span text:style-name="T30">k</text:span><text:span text:style-name="T29">andenn plouz</text:span>, <text:span text:style-name="T28">gall.</text:span> : <text:span text:style-name="T29">tresser de la paille</text:span></text:p></text:note-body></text:note></text:span><text:span text:style-name="T20">.</text:span></text:p>
      <text:p text:style-name="P1">&lt;/lg&gt;&lt;lg&gt;</text:p>
      <text:p text:style-name="P11">Filaj <text:span text:style-name="seg.amenuisement_5f_voyelle_5f_2_5f_orig"><text:span text:style-name="T23">e</text:span></text:span><text:span text:style-name="seg.amenuisement_5f_voyelle_5f_2_5f_reg"><text:span text:style-name="T1">a</text:span></text:span> vo ! Ha kan <text:span text:style-name="seg.amenuisement_5f_voyelle_5f_2_5f_orig"><text:span text:style-name="T9">e</text:span></text:span><text:span text:style-name="seg.amenuisement_5f_voyelle_5f_2_5f_reg"><text:span text:style-name="T10">i</text:span></text:span><text:span text:style-name="seg.lettre_5f_ramiste_5f_2_5f_orig"><text:span text:style-name="T6">ù</text:span></text:span><text:span text:style-name="seg.lettre_5f_ramiste_5f_2_5f_reg"><text:span text:style-name="T6">v</text:span></text:span><text:span text:style-name="seg.signes_5f_diacritiques_5f_2_5f_orig"><text:span text:style-name="T6">é</text:span></text:span><text:span text:style-name="seg.signes-diacritiques_5f_2_5f_reg"><text:span text:style-name="T7">e</text:span></text:span><text:span text:style-name="seg.amuissement_5f_consonne_5f_1_5f_reg"><text:span text:style-name="T6">z</text:span></text:span><text:span text:style-name="T6"> :</text:span></text:p>
      <text:p text:style-name="P2">Ni <text:span text:style-name="pc.elision_5f_1_5f_reg">‘</text:span>zesko gwerzenn<text:span text:style-name="seg.diphtongaison_5f_2_5f_orig">eu</text:span><text:span text:style-name="seg.diphtongaison_5f_2_5f_reg"><text:span text:style-name="T15">où</text:span></text:span> ne<text:span text:style-name="seg.lettre_5f_ramiste_5f_2_5f_orig">ù</text:span><text:span text:style-name="seg.lettre_5f_ramiste_5f_2_5f_reg">v</text:span><text:span text:style-name="seg.signes_5f_diacritiques_5f_2_5f_orig"><text:span text:style-name="T6">é</text:span></text:span><text:span text:style-name="seg.signes-diacritiques_5f_2_5f_reg"><text:span text:style-name="T7">e</text:span></text:span><text:span text:style-name="seg.amuissement_5f_consonne_5f_1_5f_reg">z</text:span></text:p>
      <text:p text:style-name="P2">Ha sonenn<text:span text:style-name="seg.diphtongaison_5f_2_5f_orig">eu</text:span><text:span text:style-name="seg.diphtongaison_5f_2_5f_reg"><text:span text:style-name="T15">où</text:span></text:span> a garant<text:span text:style-name="seg.signes_5f_diacritiques_5f_2_5f_orig"><text:span text:style-name="T6">é</text:span></text:span><text:span text:style-name="seg.signes-diacritiques_5f_2_5f_reg"><text:span text:style-name="T7">e</text:span></text:span><text:span text:style-name="seg.amuissement_5f_consonne_5f_1_5f_reg">z</text:span>.</text:p>
      <text:p text:style-name="P1">&lt;/lg&gt;&lt;lg&gt;</text:p>
      <text:p text:style-name="P11">Filaj <text:span text:style-name="seg.amenuisement_5f_voyelle_5f_2_5f_orig"><text:span text:style-name="T23">e</text:span></text:span><text:span text:style-name="seg.amenuisement_5f_voyelle_5f_2_5f_reg"><text:span text:style-name="T1">a</text:span></text:span> vo ! D<text:span text:style-name="seg.signes_5f_diacritiques_5f_2_5f_orig"><text:span text:style-name="T6">é</text:span></text:span><text:span text:style-name="seg.signes-diacritiques_5f_2_5f_reg"><text:span text:style-name="T7">e</text:span></text:span><text:span text:style-name="seg.trigramme_5f_diacritique_5f_2_5f_orig"><text:span text:style-name="T8">h</text:span></text:span><text:span text:style-name="seg.trigramme_5f_diacritique_5f_2_5f_reg"><text:span text:style-name="T6">c’h</text:span></text:span> 'm o<text:span text:style-name="seg.amenuisement_5f_voyelle_5f_2_5f_orig">è</text:span><text:span text:style-name="seg.amenuisement_5f_voyelle_5f_2_5f_reg"><text:span text:style-name="T14">a</text:span></text:span> serret</text:p>
      <text:p text:style-name="P2">E<text:span text:style-name="seg.amuissement_5f_consonne_5f_1_5f_reg">v</text:span>ido<text:span text:style-name="seg.trigramme_5f_diacritique_5f_2_5f_orig"><text:span text:style-name="T8">h</text:span></text:span><text:span text:style-name="seg.trigramme_5f_diacritique_5f_2_5f_reg"><text:span text:style-name="T6">c’h</text:span></text:span> k<text:span text:style-name="seg.amenuisement_5f_voyelle_5f_2_5f_orig">e</text:span><text:span text:style-name="seg.amenuisement_5f_voyelle_5f_2_5f_reg"><text:span text:style-name="T16">i</text:span></text:span>st<text:span text:style-name="seg.amenuisement_5f_voyelle_5f_2_5f_orig"><text:span text:style-name="T16">é</text:span></text:span><text:span text:style-name="seg.amenuisement_5f_voyelle_5f_2_5f_reg"><text:span text:style-name="T16">i</text:span></text:span>n sort n'en d<text:span text:style-name="seg.digramme_5f_2_5f_orig">e</text:span><text:span text:style-name="seg.digramme_5f_2_5f_reg">eu</text:span>s ket ;</text:p>
      <text:p text:style-name="P13"><text:span text:style-name="seg.signes_5f_diacritiques_5f_2_5f_orig">É</text:span><text:span text:style-name="seg.signes-diacritiques_5f_2_5f_reg"><text:span text:style-name="T17">E</text:span></text:span>r <text:span text:style-name="seg.trigramme_5f_diacritique_5f_2_5f_orig"><text:span text:style-name="T8">h</text:span></text:span><text:span text:style-name="seg.trigramme_5f_diacritique_5f_2_5f_reg"><text:span text:style-name="T6">c’h</text:span></text:span>olveg<text:note text:id="ftn1" text:note-class="footnote"><text:note-citation>2</text:note-citation><text:note-body><text:p text:style-name="P9"><text:span text:style-name="T29">kolveg</text:span>, gall. : <text:span text:style-name="T29">pailler</text:span></text:p></text:note-body></text:note> em <text:span text:style-name="seg.digramme_5f_2_5f_orig">e</text:span><text:span text:style-name="seg.digramme_5f_2_5f_reg">eu</text:span>s in<text:span text:style-name="seg.voisement_5f_2_5f_orig"><text:span text:style-name="T6">d</text:span></text:span><text:span text:style-name="seg.voisement_5f_2_5f_reg"><text:span text:style-name="T6">t</text:span></text:span> ku<text:span text:style-name="seg.digramme_5f_2_5f_orig"><text:span text:style-name="T7">h</text:span></text:span><text:span text:style-name="seg.digramme_5f_2_5f_reg"><text:span text:style-name="T6">zh</text:span></text:span>et.</text:p>
      <text:p text:style-name="P1">&lt;/lg&gt;&lt;lg&gt;</text:p>
      <text:p text:style-name="P11">Filaj <text:span text:style-name="seg.amenuisement_5f_voyelle_5f_2_5f_orig"><text:span text:style-name="T23">e</text:span></text:span><text:span text:style-name="seg.amenuisement_5f_voyelle_5f_2_5f_reg"><text:span text:style-name="T1">a</text:span></text:span> vo ! En ur son<text:span text:style-name="seg.monophtongaison_5f_2_5f_orig"><text:span text:style-name="T6">ei</text:span></text:span><text:span text:style-name="seg.monophtongaison_5f_2_5f_reg"><text:span text:style-name="T7">i</text:span></text:span><text:span text:style-name="seg.nasalisation_5f_2_5f_orig">n</text:span><text:span text:style-name="seg.nasalisation_5f_2_5f_reg"><text:span text:style-name="T17">ñ</text:span></text:span>,</text:p>
      <text:p text:style-name="P2"><text:span text:style-name="seg.trigramme_5f_diacritique_5f_2_5f_orig">H</text:span><text:span text:style-name="seg.trigramme_5f_diacritique_5f_2_5f_reg">C’h</text:span>wi dar<text:span text:style-name="seg.digramme_5f_2_5f_orig"><text:span text:style-name="T7">h</text:span></text:span><text:span text:style-name="seg.digramme_5f_2_5f_reg"><text:span text:style-name="T6">zh</text:span></text:span>o un nebeudad d<text:span text:style-name="seg.monophtongaison_5f_2_5f_orig"><text:span text:style-name="T6">ei</text:span></text:span><text:span text:style-name="seg.monophtongaison_5f_2_5f_reg"><text:span text:style-name="T7">i</text:span></text:span>n ;</text:p>
      <text:p text:style-name="P2">M<text:span text:style-name="seg.amenuisement_5f_voyelle_5f_2_5f_orig">e</text:span><text:span text:style-name="seg.amenuisement_5f_voyelle_5f_2_5f_reg"><text:span text:style-name="T1">a</text:span></text:span> <text:span text:style-name="pc.elision_5f_1_5f_orig">'</text:span>flijadur vo o <text:span text:style-name="seg.trigramme_5f_diacritique_5f_2_5f_orig"><text:span text:style-name="T8">h</text:span></text:span><text:span text:style-name="seg.trigramme_5f_diacritique_5f_2_5f_reg"><text:span text:style-name="T6">c’h</text:span></text:span>raz<text:span text:style-name="seg.monophtongaison_5f_2_5f_orig"><text:span text:style-name="T6">ei</text:span></text:span><text:span text:style-name="seg.monophtongaison_5f_2_5f_reg"><text:span text:style-name="T7">i</text:span></text:span><text:span text:style-name="seg.nasalisation_5f_2_5f_orig">n</text:span><text:span text:style-name="seg.nasalisation_5f_2_5f_reg"><text:span text:style-name="T17">ñ</text:span></text:span>.</text:p>
      <text:p text:style-name="P1">&lt;/lg&gt;&lt;lg&gt;</text:p>
      <text:p text:style-name="P11">Filaj <text:span text:style-name="seg.amenuisement_5f_voyelle_5f_2_5f_orig"><text:span text:style-name="T23">e</text:span></text:span><text:span text:style-name="seg.amenuisement_5f_voyelle_5f_2_5f_reg"><text:span text:style-name="T1">a</text:span></text:span> v<text:span text:style-name="T17">o</text:span> ! P<text:span text:style-name="seg.amenuisement_5f_voyelle_5f_2_5f_orig">e</text:span><text:span text:style-name="seg.amenuisement_5f_voyelle_5f_2_5f_reg"><text:span text:style-name="T1">a</text:span></text:span> v<text:span text:style-name="seg.monophtongaison_5f_2_5f_orig"><text:span text:style-name="T6">ei</text:span></text:span><text:span text:style-name="seg.monophtongaison_5f_2_5f_reg"><text:span text:style-name="T7">i</text:span></text:span>nt krazet,</text:p>
      <text:p text:style-name="P2">E<text:span text:style-name="seg.amuissement_5f_consonne_5f_1_5f_reg">v</text:span>i<text:span text:style-name="seg.voisement_5f_2_5f_orig"><text:span text:style-name="T6">d</text:span></text:span><text:span text:style-name="seg.voisement_5f_2_5f_reg"><text:span text:style-name="T6">t</text:span></text:span> ne zuo ket ho pizie<text:span text:style-name="seg.voisement_5f_2_5f_orig"><text:span text:style-name="T6">d</text:span></text:span><text:span text:style-name="seg.voisement_5f_2_5f_reg"><text:span text:style-name="T6">t</text:span></text:span>,</text:p>
      <text:p text:style-name="P2">M'o diblusko deo<text:span text:style-name="seg.trigramme_5f_diacritique_5f_2_5f_orig"><text:span text:style-name="T8">h</text:span></text:span><text:span text:style-name="seg.trigramme_5f_diacritique_5f_2_5f_reg"><text:span text:style-name="T6">c’h</text:span></text:span>, mar karet.</text:p>
      <text:p text:style-name="P1">&lt;/lg&gt;</text:p>
      <text:p text:style-name="P5">32</text:p>
      <text:p text:style-name="P1">&lt;lg&gt;</text:p>
      <text:p text:style-name="P11">Filaj <text:span text:style-name="seg.amenuisement_5f_voyelle_5f_2_5f_orig"><text:span text:style-name="T23">e</text:span></text:span><text:span text:style-name="seg.amenuisement_5f_voyelle_5f_2_5f_reg"><text:span text:style-name="T1">a</text:span></text:span> vo ! Chistr d<text:span text:style-name="seg.amenuisement_5f_voyelle_5f_2_5f_orig">e</text:span><text:span text:style-name="seg.amenuisement_5f_voyelle_5f_2_5f_reg"><text:span text:style-name="T1">a</text:span></text:span> <text:span text:style-name="seg.signes_5f_diacritiques_5f_2_5f_orig"><text:span text:style-name="T6">é</text:span></text:span><text:span text:style-name="seg.signes-diacritiques_5f_2_5f_reg"><text:span text:style-name="T7">e</text:span></text:span>ve<text:span text:style-name="seg.voisement_5f_2_5f_orig"><text:span text:style-name="T6">d</text:span></text:span><text:span text:style-name="seg.voisement_5f_2_5f_reg"><text:span text:style-name="T6">t</text:span></text:span>, </text:p>
      <text:p text:style-name="P2">Rag <text:span text:style-name="seg.amenuisement_5f_voyelle_5f_2_5f_orig">e</text:span><text:span text:style-name="seg.amenuisement_5f_voyelle_5f_2_5f_reg"><text:span text:style-name="T1">a</text:span></text:span>r <text:span text:style-name="seg.trigramme_5f_diacritique_5f_2_5f_orig"><text:span text:style-name="T8">h</text:span></text:span><text:span text:style-name="seg.trigramme_5f_diacritique_5f_2_5f_reg"><text:span text:style-name="T6">c’h</text:span></text:span><text:span text:style-name="seg.amenuisement_5f_voyelle_5f_2_5f_orig">e</text:span><text:span text:style-name="seg.amenuisement_5f_voyelle_5f_2_5f_reg"><text:span text:style-name="T16">i</text:span></text:span>st<text:span text:style-name="seg.amenuisement_5f_voyelle_5f_2_5f_orig"><text:span text:style-name="T16">é</text:span></text:span><text:span text:style-name="seg.amenuisement_5f_voyelle_5f_2_5f_reg"><text:span text:style-name="T16">i</text:span></text:span>n <text:span text:style-name="seg.amenuisement_5f_voyelle_5f_2_5f_orig">e</text:span><text:span text:style-name="seg.amenuisement_5f_voyelle_5f_2_5f_reg"><text:span text:style-name="T1">a</text:span></text:span> denn s<text:span text:style-name="seg.signes_5f_diacritiques_5f_2_5f_orig"><text:span text:style-name="T6">é</text:span></text:span><text:span text:style-name="seg.signes-diacritiques_5f_2_5f_reg"><text:span text:style-name="T7">e</text:span></text:span><text:span text:style-name="seg.trigramme_5f_diacritique_5f_2_5f_orig"><text:span text:style-name="T8">h</text:span></text:span><text:span text:style-name="seg.trigramme_5f_diacritique_5f_2_5f_reg"><text:span text:style-name="T6">c’h</text:span></text:span>e<text:span text:style-name="seg.voisement_5f_2_5f_orig"><text:span text:style-name="T6">d</text:span></text:span><text:span text:style-name="seg.voisement_5f_2_5f_reg"><text:span text:style-name="T6">t</text:span></text:span>, </text:p>
      <text:p text:style-name="P13">Hag ur w<text:span text:style-name="seg.signes_5f_diacritiques_5f_2_5f_orig"><text:span text:style-name="T6">é</text:span></text:span><text:span text:style-name="seg.signes-diacritiques_5f_2_5f_reg"><text:span text:style-name="T7">e</text:span></text:span><text:span text:style-name="seg.trigramme_5f_diacritique_5f_2_5f_orig"><text:span text:style-name="T8">h</text:span></text:span><text:span text:style-name="seg.trigramme_5f_diacritique_5f_2_5f_reg"><text:span text:style-name="T6">ch</text:span></text:span> flip e<text:span text:style-name="seg.amuissement_5f_consonne_5f_1_5f_reg">v</text:span>i<text:span text:style-name="seg.voisement_5f_2_5f_orig"><text:span text:style-name="T6">d</text:span></text:span><text:span text:style-name="seg.voisement_5f_2_5f_reg"><text:span text:style-name="T6">t</text:span></text:span> 'n em<text:span text:style-name="pc.desagglutination_5f_2_5f_orig">-</text:span><text:span text:style-name="pc.desagglutination_5f_2_5f_reg"><text:span text:style-name="T18"> </text:span></text:span>do<text:span text:style-name="seg.amuissement_5f_voyelle_5f_1_5f_orig"><text:span text:style-name="T22">e</text:span></text:span>mme<text:span text:style-name="seg.voisement_5f_2_5f_orig"><text:span text:style-name="T6">d</text:span></text:span><text:span text:style-name="seg.voisement_5f_2_5f_reg"><text:span text:style-name="T6">t</text:span></text:span>.</text:p>
      <text:p text:style-name="P1">&lt;/lg&gt;&lt;lg&gt;</text:p>
      <text:p text:style-name="P2">P<text:span text:style-name="seg.amenuisement_5f_voyelle_5f_2_5f_orig">e</text:span><text:span text:style-name="seg.amenuisement_5f_voyelle_5f_2_5f_reg"><text:span text:style-name="T1">a</text:span></text:span> vo <text:span text:style-name="T19">achi</text:span><text:span text:style-name="seg.lettre_5f_ramiste_5f_2_5f_orig"><text:span text:style-name="T2">ù</text:span></text:span><text:span text:style-name="seg.lettre_5f_ramiste_5f_2_5f_reg"><text:span text:style-name="T2">v</text:span></text:span> <text:span text:style-name="seg.amenuisement_5f_voyelle_5f_2_5f_orig">e</text:span><text:span text:style-name="seg.amenuisement_5f_voyelle_5f_2_5f_reg"><text:span text:style-name="T1">a</text:span></text:span>r filaja<text:span text:style-name="seg.voisement_5f_2_5f_orig"><text:span text:style-name="T6">d</text:span></text:span><text:span text:style-name="seg.voisement_5f_2_5f_reg"><text:span text:style-name="T6">t</text:span></text:span>,</text:p>
      <text:p text:style-name="P3">Ha <text:span text:style-name="T2">d</text:span><text:span text:style-name="seg.diphtongaison_5f_2_5f_orig"><text:span text:style-name="T2">ei</text:span></text:span><text:span text:style-name="seg.diphtongaison_5f_2_5f_reg"><text:span text:style-name="T2">eue</text:span></text:span><text:span text:style-name="T2">t</text:span> er <text:span text:style-name="seg.trigramme_5f_diacritique_5f_2_5f_orig"><text:span text:style-name="T8">h</text:span></text:span><text:span text:style-name="seg.trigramme_5f_diacritique_5f_2_5f_reg"><text:span text:style-name="T6">c’h</text:span></text:span>ourz deo<text:span text:style-name="seg.trigramme_5f_diacritique_5f_2_5f_orig"><text:span text:style-name="T8">h</text:span></text:span><text:span text:style-name="seg.trigramme_5f_diacritique_5f_2_5f_reg"><text:span text:style-name="T6">c’h</text:span></text:span> d<text:span text:style-name="seg.amenuisement_5f_voyelle_5f_2_5f_orig">e</text:span><text:span text:style-name="seg.amenuisement_5f_voyelle_5f_2_5f_reg"><text:span text:style-name="T1">a</text:span></text:span> guit<text:span text:style-name="seg.signes_5f_diacritiques_5f_2_5f_orig">â</text:span><text:span text:style-name="seg.signes-diacritiques_5f_2_5f_reg"><text:span text:style-name="T21">aa</text:span></text:span><text:span text:style-name="seg.voisement_5f_2_5f_orig"><text:span text:style-name="T6">d</text:span></text:span><text:span text:style-name="seg.voisement_5f_2_5f_reg"><text:span text:style-name="T6">t</text:span></text:span>,</text:p>
      <text:p text:style-name="P2">M' ho<text:span text:style-name="seg.trigramme_5f_diacritique_5f_2_5f_orig"><text:span text:style-name="T8">h</text:span></text:span><text:span text:style-name="seg.trigramme_5f_diacritique_5f_2_5f_reg"><text:span text:style-name="T6">c’h</text:span></text:span> ambrougo bet<text:span text:style-name="pc.elision_5f_1_5f_reg">’ </text:span>ti ho tad.</text:p>
      <text:p text:style-name="P1">&lt;/lg&gt;&lt;lg&gt;</text:p>
      <text:p text:style-name="P14">Ge<text:span text:style-name="seg.voisement_5f_2_5f_orig"><text:span text:style-name="T6">d</text:span></text:span><text:span text:style-name="seg.voisement_5f_2_5f_reg"><text:span text:style-name="T6">t</text:span></text:span> <text:span text:style-name="seg.nasalisation_5f_2_5f_orig"><text:span text:style-name="T12">ea</text:span></text:span><text:span text:style-name="seg.nasalisation_5f_2_5f_orig"><text:span text:style-name="T11">n</text:span></text:span><text:span text:style-name="seg.nasalisation_5f_2_5f_reg"><text:span text:style-name="T12">eñ</text:span></text:span> n<text:span text:style-name="seg.amenuisement_5f_voyelle_5f_2_5f_orig">e</text:span><text:span text:style-name="seg.amenuisement_5f_voyelle_5f_2_5f_reg"><text:span text:style-name="T1">a</text:span></text:span> ve<text:span text:style-name="seg.mutation_5f_consonantique_5f_2_5f_orig"><text:span text:style-name="T3">h</text:span></text:span><text:span text:style-name="seg.mutation_5f_consonantique_5f_2_5f_reg"><text:span text:style-name="T5">f</text:span></text:span>e<text:span text:style-name="seg.trigramme_5f_diacritique_5f_2_5f_orig"><text:span text:style-name="T8">h</text:span></text:span><text:span text:style-name="seg.trigramme_5f_diacritique_5f_2_5f_reg"><text:span text:style-name="T6">c’h</text:span></text:span> a<text:span text:style-name="_5f_3_5f_sic"><text:span text:style-name="T33">rr</text:span></text:span><text:span text:style-name="_5f_3_5f_corr"><text:span text:style-name="T33">r</text:span></text:span>estet</text:p>
      <text:p text:style-name="P2">D'<text:span text:style-name="seg.amenuisement_5f_voyelle_5f_2_5f_orig">e</text:span><text:span text:style-name="seg.amenuisement_5f_voyelle_5f_2_5f_reg"><text:span text:style-name="T1">a</text:span></text:span>r Bugul-Noz, p<text:span text:style-name="seg.signes_5f_diacritiques_5f_2_5f_orig"><text:span text:style-name="T6">é</text:span></text:span><text:span text:style-name="seg.signes-diacritiques_5f_2_5f_reg"><text:span text:style-name="T7">e</text:span></text:span> <text:span text:style-name="seg.trigramme_5f_diacritique_5f_2_5f_orig"><text:span text:style-name="T8">h</text:span></text:span><text:span text:style-name="seg.trigramme_5f_diacritique_5f_2_5f_reg"><text:span text:style-name="T6">c’h</text:span></text:span>oa<text:span text:style-name="seg.digramme_5f_2_5f_orig"><text:span text:style-name="T7">h</text:span></text:span><text:span text:style-name="seg.digramme_5f_2_5f_reg"><text:span text:style-name="T6">zh</text:span></text:span> tr<text:span text:style-name="seg.signes_5f_diacritiques_5f_2_5f_orig"><text:span text:style-name="T6">é</text:span></text:span><text:span text:style-name="seg.signes-diacritiques_5f_2_5f_reg"><text:span text:style-name="T7">e</text:span></text:span><text:span text:style-name="seg.trigramme_5f_diacritique_5f_2_5f_orig"><text:span text:style-name="T8">h</text:span></text:span><text:span text:style-name="seg.trigramme_5f_diacritique_5f_2_5f_reg"><text:span text:style-name="T6">c’h</text:span></text:span><text:span text:style-name="seg.amuissement_5f_voyelle_5f_1_5f_orig">i</text:span>et</text:p>
      <text:p text:style-name="P4">D'<text:span text:style-name="seg.amenuisement_5f_voyelle_5f_2_5f_orig">e</text:span><text:span text:style-name="seg.amenuisement_5f_voyelle_5f_2_5f_reg"><text:span text:style-name="T1">a</text:span></text:span>n andellaj<text:note text:id="ftn2" text:note-class="footnote"><text:note-citation>3</text:note-citation><text:note-body><text:p text:style-name="P10"><text:span text:style-name="T29">andellaj</text:span>, gall. : </text:p></text:note-body></text:note> Nozega<text:span text:style-name="seg.mutation_5f_consonantique_5f_2_5f_orig"><text:span text:style-name="T3">h</text:span></text:span><text:span text:style-name="seg.mutation_5f_consonantique_5f_2_5f_reg"><text:span text:style-name="T4">n</text:span></text:span>ed…</text:p>
      <text:p text:style-name="P1"><text:soft-page-break/>&lt;/lg&gt;</text:p>
      <text:p text:style-name="dateline_5f_4_5f_origDate">(<text:span text:style-name="pc.elision_5f_1_5f_reg">‘</text:span>Ar<text:span text:style-name="pc.desagglutination_5f_2_5f_reg">-</text:span>dro </text:p>
      <text:p text:style-name="dateline_5f_4_5f_origDate">1900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_5f_3_5f_l" style:display-name="_3_l" style:family="paragraph" style:parent-style-name="Standard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.15cm" fo:border-left="0.06pt solid #000000" fo:border-right="none" fo:border-top="none" fo:border-bottom="none" style:shadow="none">
        <style:tab-stops>
          <style:tab-stop style:position="16.321cm"/>
        </style:tab-stops>
      </style:paragraph-properties>
      <style:text-properties style:font-name="Futura Lt BT" fo:font-family="'Futura Lt BT'" style:font-family-generic="swiss" style:font-pitch="variable"/>
    </style:style>
    <style:style style:name="dateline_5f_4_5f_origDate" style:display-name="dateline_4_origDate" style:family="paragraph" style:parent-style-name="_5f_3_5f_l">
      <style:paragraph-properties fo:padding-left="0.4cm" fo:padding-right="0.3cm" fo:padding-top="0.15cm" fo:padding-bottom="0.15cm" fo:border-left="0.74pt solid #c7a0cb" fo:border-right="none" fo:border-top="none" fo:border-bottom="none"/>
    </style:style>
    <style:style style:name="pb" style:family="paragraph" style:parent-style-name="Text_20_body" style:master-page-name="">
      <style:paragraph-properties fo:margin-left="-1.199cm" fo:margin-right="0cm" fo:text-indent="0cm" style:auto-text-indent="false" style:page-number="auto" style:shadow="none"/>
      <style:text-properties fo:color="#000000" style:font-name="Lucida Sans" fo:font-family="'Lucida Sans'" style:font-style-name="Normal" style:font-family-generic="swiss" style:font-pitch="variable" fo:font-size="12pt" style:text-underline-style="solid" style:text-underline-width="auto" style:text-underline-color="font-color" fo:font-weight="normal" officeooo:rsid="0026ec23" style:font-size-asian="12pt" style:font-size-complex="12pt" style:text-overline-style="solid" style:text-overline-width="auto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top="0cm" fo:margin-bottom="0cm" loext:contextual-spacing="false" style:page-number="auto" fo:background-color="transparent" fo:padding="0.25cm" fo:border-left="4.99pt solid #ffff00" fo:border-right="none" fo:border-top="none" fo:border-bottom="none" style:shadow="none">
        <style:tab-stops/>
      </style:paragraph-properties>
      <style:text-properties fo:font-variant="small-caps" fo:font-size="12pt" fo:font-weight="normal" style:font-size-asian="115%" style:font-weight-asian="bold" style:font-size-complex="115%" style:font-weight-complex="normal"/>
    </style:style>
    <style:style style:name="_5f_3_5f_head" style:display-name="_3_head" style:family="paragraph" style:parent-style-name="Heading_20_1" style:default-outline-level="" style:list-style-name=""/>
    <style:style style:name="_5f_3_5f_p" style:display-name="_3_p" style:family="paragraph" style:parent-style-name="_5f_3_5f_l">
      <style:paragraph-properties fo:padding-left="0.4cm" fo:padding-right="0.3cm" fo:padding-top="0.15cm" fo:padding-bottom="0.15cm" fo:border-left="0.74pt solid #c7a0cb" fo:border-right="none" fo:border-top="none" fo:border-bottom="none"/>
    </style:style>
    <style:style style:name="dateline_5f_4_5f_origPlace" style:display-name="dateline_4_origPlace" style:family="paragraph" style:parent-style-name="_5f_3_5f_p">
      <style:paragraph-properties fo:padding-left="0.4cm" fo:padding-right="0.3cm" fo:padding-top="0.15cm" fo:padding-bottom="0.15cm" fo:border-left="0.74pt solid #8ccfb7" fo:border-right="none" fo:border-top="none" fo:border-bottom="none"/>
      <style:text-properties fo:background-color="#fff9ae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g.en_5f_cours_5f_2_5f_orig" style:display-name="seg.en_cours_2_orig" style:family="text">
      <style:text-properties fo:color="#000000" fo:font-size="12pt" style:text-underline-style="solid" style:text-underline-width="auto" style:text-underline-color="font-color" fo:font-weight="bold" officeooo:rsid="0006fec8" fo:background-color="#fff200" style:font-size-asian="12pt" style:font-weight-asian="normal" style:font-size-complex="12pt" style:font-weight-complex="normal" style:text-overline-style="solid" style:text-overline-width="bold" style:text-overline-color="font-color"/>
    </style:style>
    <style:style style:name="seg.amenuisement_5f_voyelle_5f_2_5f_orig" style:display-name="seg.amenuisement_voyelle_2_orig" style:family="text">
      <style:text-properties style:use-window-font-color="true" fo:font-size="12pt" fo:language="fr" fo:country="FR" fo:font-style="normal" fo:font-weight="normal" fo:background-color="#cccc99" style:font-size-asian="12pt" style:font-weight-asian="normal" style:font-size-complex="12pt" style:font-weight-complex="normal" loext:shadow="none"/>
    </style:style>
    <style:style style:name="seg.amenuisement_5f_voyelle_5f_2_5f_reg" style:display-name="seg.amenuisement_voyelle_2_reg" style:family="text">
      <style:text-properties fo:color="#b0b084" fo:font-size="12pt" fo:language="fr" fo:country="FR" fo:font-style="normal" style:text-underline-style="solid" style:text-underline-width="bold" style:text-underline-color="#cccc99" fo:font-weight="normal" fo:background-color="#eeeeee" style:font-size-asian="12pt" style:font-weight-asian="normal" style:font-size-complex="12pt" style:font-weight-complex="normal"/>
    </style:style>
    <style:style style:name="seg.en_5f_cours_5f_2_5f_reg" style:display-name="seg.en_cours_2_reg" style:family="text">
      <style:text-properties style:use-window-font-color="true" fo:font-size="12pt" fo:font-style="italic" style:text-underline-style="dotted" style:text-underline-width="auto" style:text-underline-color="#000000" fo:font-weight="normal" officeooo:rsid="00096534" fo:background-color="#fff200" style:font-size-asian="12pt" style:font-weight-asian="normal" style:font-size-complex="12pt" style:font-weight-complex="normal" style:text-overline-style="dotted" style:text-overline-width="auto" style:text-overline-color="#000000"/>
    </style:style>
    <style:style style:name="seg.signes_5f_diacritiques_5f_2_5f_orig" style:display-name="seg.signes_diacritiques_2_orig" style:family="text">
      <style:text-properties style:use-window-font-color="true" style:text-line-through-style="none" style:text-line-through-type="none" fo:font-size="12pt" fo:font-weight="normal" officeooo:rsid="000ab72a" fo:background-color="#ffc2e9" style:font-size-asian="12pt" style:font-weight-asian="normal" style:font-size-complex="12pt" style:font-weight-complex="normal"/>
    </style:style>
    <style:style style:name="seg.signes-diacritiques_5f_2_5f_reg" style:display-name="seg.signes-diacritiques_2_reg" style:family="text">
      <style:text-properties fo:color="#ebb2d6" style:text-line-through-style="none" style:text-line-through-type="none" fo:font-size="12pt" style:text-underline-style="solid" style:text-underline-width="bold" style:text-underline-color="#ffc2e9" fo:font-weight="normal" fo:background-color="#eeeeee" style:font-size-asian="12pt" style:font-weight-asian="normal" style:font-size-complex="12pt" style:font-weight-complex="normal"/>
    </style:style>
    <style:style style:name="seg.voisement_5f_2_5f_orig" style:display-name="seg.voisement_2_orig" style:family="text">
      <style:text-properties fo:font-size="12pt" officeooo:rsid="0012d8ef" fo:background-color="#ff1f5a" style:font-size-asian="12pt" style:font-size-complex="12pt"/>
    </style:style>
    <style:style style:name="seg.voisement_5f_2_5f_reg" style:display-name="seg.voisement_2_reg" style:family="text">
      <style:text-properties fo:color="#ff1f5a" fo:font-size="12pt" style:text-underline-style="solid" style:text-underline-type="double" style:text-underline-width="auto" style:text-underline-color="font-color" fo:font-weight="normal" officeooo:rsid="0012d8ef" fo:background-color="#eeeeee" style:font-size-asian="12pt" style:font-weight-asian="normal" style:font-size-complex="12pt" style:font-weight-complex="normal"/>
    </style:style>
    <style:style style:name="seg.amuissement_5f_consonne_5f_1_5f_reg" style:display-name="seg.amuissement_consonne_1_reg" style:family="text">
      <style:text-properties fo:color="#491d74" style:text-line-through-style="none" style:text-line-through-type="none" fo:font-size="12pt" style:text-underline-style="solid" style:text-underline-width="bold" style:text-underline-color="#491d74" fo:font-weight="normal" officeooo:rsid="002472df" fo:background-color="#dfcce4" style:font-size-asian="12pt" style:font-weight-asian="normal" style:font-size-complex="12pt" style:font-weight-complex="normal"/>
    </style:style>
    <style:style style:name="seg.trigramme_5f_diacritique_5f_2_5f_orig" style:display-name="seg.trigramme_diacritique_2_orig" style:family="text">
      <style:text-properties style:use-window-font-color="true" style:text-position="0% 100%" fo:font-size="12pt" fo:font-weight="normal" fo:background-color="#c9f658" style:font-size-asian="12pt" style:font-weight-asian="normal" style:font-size-complex="12pt" style:font-weight-complex="normal" style:text-overline-style="none" style:text-overline-color="#000000"/>
    </style:style>
    <style:style style:name="seg.diphtongaison_5f_2_5f_reg" style:display-name="seg.diphtongaison_2_reg" style:family="text">
      <style:text-properties fo:color="#9999ff" fo:font-size="12pt" style:text-underline-style="solid" style:text-underline-width="bold" style:text-underline-color="#9999ff" fo:font-weight="normal" fo:background-color="#eeeeee" style:font-size-asian="12pt" style:font-weight-asian="normal" style:font-size-complex="12pt" style:font-weight-complex="normal"/>
    </style:style>
    <style:style style:name="seg.trigramme_5f_diacritique_5f_2_5f_reg" style:display-name="seg.trigramme_diacritique_2_reg" style:family="text" style:parent-style-name="seg.diphtongaison_5f_2_5f_reg">
      <style:text-properties fo:color="#c9f658" fo:font-size="12pt" fo:font-style="normal" style:text-underline-style="solid" style:text-underline-width="bold" style:text-underline-color="#c9f658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lettre_5f_ramiste_5f_2_5f_orig" style:display-name="seg.lettre_ramiste_2_orig" style:family="text">
      <style:text-properties fo:color="#000000" fo:font-size="12pt" fo:language="fr" fo:country="FR" fo:font-style="normal" fo:font-weight="normal" officeooo:rsid="000ab72a" fo:background-color="#98ccd3" style:font-size-asian="12pt" style:font-weight-asian="normal" style:font-size-complex="12pt" style:font-weight-complex="normal"/>
    </style:style>
    <style:style style:name="seg.lettre_5f_ramiste_5f_2_5f_reg" style:display-name="seg.lettre_ramiste_2_reg" style:family="text">
      <style:text-properties fo:color="#98ccd3" fo:font-size="12pt" fo:language="fr" fo:country="FR" fo:font-style="normal" style:text-underline-style="solid" style:text-underline-width="bold" style:text-underline-color="#98ccd3" fo:font-weight="normal" officeooo:rsid="000d8101" fo:background-color="#eeeeee" style:font-size-asian="12pt" style:font-weight-asian="normal" style:font-size-complex="12pt" style:font-weight-complex="normal"/>
    </style:style>
    <style:style style:name="pc.elision_5f_1_5f_reg" style:display-name="pc.elision_1_reg" style:family="text">
      <style:text-properties fo:color="#491d74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amuissement_5f_voyelle_5f_1_5f_reg" style:display-name="seg.amuissement_voyelle_1_reg" style:family="text">
      <style:text-properties fo:color="#820f71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820f71" fo:font-weight="normal" officeooo:rsid="002472df" fo:background-color="#dfcce4" style:font-size-asian="12pt" style:font-style-asian="normal" style:font-weight-asian="normal" style:font-size-complex="12pt" style:font-style-complex="normal" style:font-weight-complex="normal"/>
    </style:style>
    <style:style style:name="pc.elision_5f_1_5f_orig" style:display-name="pc.elision_1_orig" style:family="text" style:parent-style-name="pc.elision_5f_1_5f_reg">
      <style:text-properties fo:color="#db2d67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diphtongaison_5f_2_5f_orig" style:display-name="seg.diphtongaison_2_orig" style:family="text">
      <style:text-properties style:use-window-font-color="true" style:text-position="0% 100%" fo:font-size="12pt" fo:font-style="normal" fo:font-weight="normal" fo:background-color="#9999ff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monophtongaison_5f_2_5f_orig" style:display-name="seg.monophtongaison_2_orig" style:family="text" style:parent-style-name="seg.diphtongaison_5f_2_5f_orig">
      <style:text-properties style:use-window-font-color="true" style:text-position="0% 100%" fo:font-size="12pt" fo:font-style="normal" fo:font-weight="normal" fo:background-color="#99ffbb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nasalisation_5f_2_5f_reg" style:display-name="seg.nasalisation_2_reg" style:family="text">
      <style:text-properties fo:color="#66cc99" fo:font-size="12pt" style:text-underline-style="solid" style:text-underline-width="bold" style:text-underline-color="#66cc99" fo:font-weight="normal" fo:background-color="#eeeeee" style:font-size-asian="9pt" style:font-weight-asian="normal" style:font-size-complex="9pt" style:font-weight-complex="normal" loext:shadow="none"/>
    </style:style>
    <style:style style:name="seg.monophtongaison_5f_2_5f_reg" style:display-name="seg.monophtongaison_2_reg" style:family="text" style:parent-style-name="seg.nasalisation_5f_2_5f_reg">
      <style:text-properties fo:color="#8ce3a9" fo:font-size="12pt" style:text-underline-style="solid" style:text-underline-width="bold" style:text-underline-color="#99ffbb" fo:font-weight="normal" fo:background-color="#eeeeee" style:font-size-asian="9pt" style:font-weight-asian="normal" style:font-size-complex="9pt" style:font-weight-complex="normal" loext:shadow="none"/>
    </style:style>
    <style:style style:name="seg.digramme_5f_2_5f_orig" style:display-name="seg.digramme_2_orig" style:family="text" style:parent-style-name="seg.trigramme_5f_diacritique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fo:background-color="#8efd0d" style:font-size-asian="12pt" style:font-style-asian="normal" style:font-weight-asian="normal" style:font-size-complex="12pt" style:font-style-complex="normal" style:font-weight-complex="normal" style:text-overline-style="none" style:text-overline-color="#000000"/>
    </style:style>
    <style:style style:name="seg.digramme_5f_2_5f_reg" style:display-name="seg.digramme_2_reg" style:family="text" style:parent-style-name="seg.trigramme_5f_diacritique_5f_2_5f_reg">
      <style:text-properties fo:color="#8efd0d" fo:font-size="12pt" fo:font-style="normal" style:text-underline-style="solid" style:text-underline-width="bold" style:text-underline-color="#8efd0d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nasalisation_5f_2_5f_orig" style:display-name="seg.nasalisation_2_orig" style:family="text">
      <style:text-properties style:use-window-font-color="true" style:text-position="0% 100%" fo:font-size="12pt" fo:font-weight="normal" fo:background-color="#66cc99" style:font-size-asian="10pt" style:font-weight-asian="normal" style:font-size-complex="10pt" style:font-weight-complex="normal" style:text-overline-style="none" style:text-overline-color="#000000"/>
    </style:style>
    <style:style style:name="pc.desagglutination_5f_2_5f_orig" style:display-name="pc.desagglutination_2_orig" style:family="text">
      <style:text-properties style:font-name="Futura Lt BT" fo:font-family="'Futura Lt BT'" style:font-family-generic="swiss" style:font-pitch="variable" style:text-underline-style="solid" style:text-underline-type="double" style:text-underline-width="auto" style:text-underline-color="#c38312" officeooo:rsid="0038171c" style:font-size-asian="10.5pt"/>
    </style:style>
    <style:style style:name="pc.desagglutination_5f_2_5f_reg" style:display-name="pc.desagglutination_2_reg" style:family="text">
      <style:text-properties fo:background-color="#ffdaa2"/>
    </style:style>
    <style:style style:name="seg.amuissement_5f_consonne_5f_1_5f_orig" style:display-name="seg.amuissement_consonne_1_orig" style:family="text" style:parent-style-name="seg.diphtongaison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officeooo:rsid="000f0c99" fo:background-color="#491d74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amuissement_5f_voyelle_5f_1_5f_orig" style:display-name="seg.amuissement_voyelle_1_orig" style:family="text" style:parent-style-name="seg.amuissement_5f_consonne_5f_1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officeooo:rsid="000f0c99" fo:background-color="#820f71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mutation_5f_consonantique_5f_2_5f_orig" style:display-name="seg.mutation_consonantique_2_orig" style:family="text">
      <style:text-properties style:use-window-font-color="true" style:text-line-through-style="none" style:text-line-through-type="none" style:font-name="Futura Lt BT" fo:font-family="'Futura Lt BT'" style:font-family-generic="swiss" style:font-pitch="variable" fo:font-size="12pt" fo:font-weight="normal" officeooo:rsid="000ab72a" fo:background-color="#f59ca6" style:font-size-asian="12pt" style:font-weight-asian="normal" style:font-size-complex="12pt" style:font-weight-complex="normal"/>
    </style:style>
    <style:style style:name="seg.mutation_5f_consonantique_5f_2_5f_reg" style:display-name="seg.mutation_consonantique_2_reg" style:family="text">
      <style:text-properties fo:color="#f59ca6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f59ca6" fo:font-weight="normal" fo:background-color="#eeeeee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_5f_3_5f_sic" style:display-name="_3_sic" style:family="text" style:parent-style-name="seg.en_5f_cours_5f_2_5f_orig">
      <style:text-properties fo:color="#000000" style:font-name="Futura Lt BT" fo:font-family="'Futura Lt BT'" style:font-family-generic="swiss" style:font-pitch="variable" fo:font-size="12pt" style:text-underline-style="solid" style:text-underline-width="auto" style:text-underline-color="#ce181e" fo:font-weight="bold" officeooo:rsid="0006fec8" fo:background-color="#fcc79b" style:font-size-asian="12pt" style:font-weight-asian="normal" style:font-size-complex="12pt" style:font-weight-complex="normal" style:text-overline-style="solid" style:text-overline-width="bold" style:text-overline-color="#ce181e"/>
    </style:style>
    <style:style style:name="_5f_3_5f_corr" style:display-name="_3_corr" style:family="text" style:parent-style-name="seg.en_5f_cours_5f_2_5f_reg">
      <style:text-properties style:use-window-font-color="true" style:font-name="Futura Lt BT" fo:font-family="'Futura Lt BT'" style:font-family-generic="swiss" style:font-pitch="variable" fo:font-size="12pt" fo:font-style="italic" style:text-underline-style="dotted" style:text-underline-width="auto" style:text-underline-color="#ce181e" fo:font-weight="normal" officeooo:rsid="00449da5" fo:background-color="#fcc79b" style:font-size-asian="12pt" style:font-weight-asian="normal" style:font-size-complex="12pt" style:font-weight-complex="normal" style:text-overline-style="dotted" style:text-overline-width="auto" style:text-overline-color="#ce181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01:02:53.024000000</meta:creation-date>
    <dc:date>2019-08-26T09:40:01.407000000</dc:date>
    <meta:editing-duration>PT14H33M1S</meta:editing-duration>
    <meta:editing-cycles>15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46" meta:word-count="200" meta:character-count="1117" meta:non-whitespace-character-count="958"/>
  </office:meta>
</office:document-meta>
</file>